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5634in" fo:margin-right="0.5665in" fo:margin-top="0.2634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</style:style>
    <style:style style:name="P2" style:family="paragraph" style:parent-style-name="Standard">
      <style:paragraph-properties fo:margin-left="0.8228in" fo:margin-right="0.8398in" fo:margin-top="0.672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.0098in" fo:margin-top="0.75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.0098in" fo:margin-top="0.4362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5.2264in" fo:margin-top="0.1362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3.2528in" fo:margin-top="0.13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3.3465in" fo:margin-top="0.1362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3.3693in" fo:margin-top="0.1362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3.3693in" fo:margin-top="0.13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.0028in" fo:margin-top="0.4362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.0028in" fo:margin-top="0.43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4.1835in" fo:margin-top="0.13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3" style:family="paragraph" style:parent-style-name="Standard">
      <style:paragraph-properties fo:margin-left="0in" fo:margin-right="3.6299in" fo:margin-top="0.1362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4" style:family="paragraph" style:parent-style-name="Standard">
      <style:paragraph-properties fo:margin-left="0in" fo:margin-right="2.1764in" fo:margin-top="0.1362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5" style:family="paragraph" style:parent-style-name="Standard">
      <style:paragraph-properties fo:margin-left="0in" fo:margin-right="0.0063in" fo:margin-top="0.13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Standard">
      <style:paragraph-properties fo:margin-left="0in" fo:margin-right="0.0063in" fo:margin-top="0.1362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7" style:family="paragraph" style:parent-style-name="Standard">
      <style:paragraph-properties fo:margin-left="0in" fo:margin-right="0.0063in" fo:margin-top="0.4362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8" style:family="paragraph" style:parent-style-name="Standard">
      <style:paragraph-properties fo:margin-left="0in" fo:margin-right="4.0228in" fo:margin-top="0.1362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9" style:family="paragraph" style:parent-style-name="Standard">
      <style:paragraph-properties fo:margin-left="0in" fo:margin-right="0.7965in" fo:margin-top="0.1362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0" style:family="paragraph" style:parent-style-name="Standard">
      <style:paragraph-properties fo:margin-left="0in" fo:margin-right="2.3563in" fo:margin-top="0.13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1" style:family="paragraph" style:parent-style-name="Standard">
      <style:paragraph-properties fo:margin-left="0in" fo:margin-right="3.6098in" fo:margin-top="0.1362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Standard">
      <style:paragraph-properties fo:margin-left="0in" fo:margin-right="3.0398in" fo:margin-top="0.13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3" style:family="paragraph" style:parent-style-name="Standard">
      <style:paragraph-properties fo:margin-left="0in" fo:margin-right="1.5693in" fo:margin-top="0.13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4" style:family="paragraph" style:parent-style-name="Standard">
      <style:paragraph-properties fo:margin-left="0in" fo:margin-right="3.1429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5" style:family="paragraph" style:parent-style-name="Standard">
      <style:paragraph-properties fo:margin-left="0in" fo:margin-right="3.4563in" fo:margin-top="0.1362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6" style:family="paragraph" style:parent-style-name="Standard">
      <style:paragraph-properties fo:margin-left="0in" fo:margin-right="1.8598in" fo:margin-top="0.13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7" style:family="paragraph" style:parent-style-name="Standard">
      <style:paragraph-properties fo:margin-left="0in" fo:margin-right="5.1693in" fo:margin-top="0.1362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8" style:family="paragraph" style:parent-style-name="Standard">
      <style:paragraph-properties fo:margin-left="0in" fo:margin-right="2.7193in" fo:margin-top="0.1362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9" style:family="paragraph" style:parent-style-name="Standard">
      <style:paragraph-properties fo:margin-left="0in" fo:margin-right="4.9634in" fo:margin-top="0.13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0" style:family="paragraph" style:parent-style-name="Standard">
      <style:paragraph-properties fo:margin-left="0in" fo:margin-right="4.3634in" fo:margin-top="0.1362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1" style:family="paragraph" style:parent-style-name="Standard">
      <style:paragraph-properties fo:margin-left="0in" fo:margin-right="4.5429in" fo:margin-top="0.1362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2" style:family="paragraph" style:parent-style-name="Standard">
      <style:paragraph-properties fo:margin-left="0in" fo:margin-right="3.2264in" fo:margin-top="0.1362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3" style:family="paragraph" style:parent-style-name="Standard">
      <style:paragraph-properties fo:margin-left="0in" fo:margin-right="4.8693in" fo:margin-top="0.1362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4" style:family="paragraph" style:parent-style-name="Standard">
      <style:paragraph-properties fo:margin-left="0in" fo:margin-right="5.7063in" fo:margin-top="0.1362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5" style:family="paragraph" style:parent-style-name="Standard">
      <style:paragraph-properties fo:margin-left="0in" fo:margin-right="2.0134in" fo:margin-top="0.13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6" style:family="paragraph" style:parent-style-name="Standard">
      <style:paragraph-properties fo:margin-left="0in" fo:margin-right="3.65in" fo:margin-top="0.1362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7" style:family="paragraph" style:parent-style-name="Standard">
      <style:paragraph-properties fo:margin-left="0in" fo:margin-right="4.7264in" fo:margin-top="0.13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8" style:family="paragraph" style:parent-style-name="Standard">
      <style:paragraph-properties fo:margin-left="0in" fo:margin-right="0.9165in" fo:margin-top="0.43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9" style:family="paragraph" style:parent-style-name="Standard">
      <style:paragraph-properties fo:margin-left="0in" fo:margin-right="4.1799in" fo:margin-top="0.13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0" style:family="paragraph" style:parent-style-name="Standard">
      <style:paragraph-properties fo:margin-left="0in" fo:margin-right="1.7193in" fo:margin-top="0.1362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1" style:family="paragraph" style:parent-style-name="Standard">
      <style:paragraph-properties fo:margin-left="0in" fo:margin-right="2.6134in" fo:margin-top="0.1362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2" style:family="paragraph" style:parent-style-name="Standard">
      <style:paragraph-properties fo:margin-left="0in" fo:margin-right="1.3193in" fo:margin-top="0.13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3" style:family="paragraph" style:parent-style-name="Standard">
      <style:paragraph-properties fo:margin-left="0in" fo:margin-right="1.9799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4" style:family="paragraph" style:parent-style-name="Standard">
      <style:paragraph-properties fo:margin-left="0in" fo:margin-right="2.1299in" fo:margin-top="0.1362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5" style:family="paragraph" style:parent-style-name="Standard">
      <style:paragraph-properties fo:margin-left="0in" fo:margin-right="3.8193in" fo:margin-top="0.13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6" style:family="paragraph" style:parent-style-name="Standard">
      <style:paragraph-properties fo:margin-left="0in" fo:margin-right="2.9134in" fo:margin-top="0.1362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7" style:family="paragraph" style:parent-style-name="Standard">
      <style:paragraph-properties fo:margin-left="0in" fo:margin-right="5.6429in" fo:margin-top="0.1362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8" style:family="paragraph" style:parent-style-name="Standard">
      <style:paragraph-properties fo:margin-left="0in" fo:margin-right="3.1098in" fo:margin-top="0.1362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9.5pt" fo:font-style="normal" style:text-underline-style="none" fo:font-weight="normal" style:font-name-asian="Arial1" style:font-size-asian="19.5pt" style:font-style-asian="normal" style:font-weight-asian="normal" style:font-name-complex="Arial1" style:font-size-complex="19.5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3.5pt" fo:font-style="normal" style:text-underline-style="none" fo:font-weight="bold" style:font-name-asian="Times New Roman1" style:font-size-asian="13.5pt" style:font-style-asian="normal" style:font-weight-asian="bold" style:font-name-complex="Times New Roman1" style:font-size-complex="13.5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3.5pt" fo:font-style="normal" style:text-underline-style="none" fo:font-weight="normal" style:font-name-asian="Times New Roman1" style:font-size-asian="13.5pt" style:font-style-asian="normal" style:font-weight-asian="normal" style:font-name-complex="Times New Roman1" style:font-size-complex="13.5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econhecimento de premissas e conclusão </text:span></text:p>
      <text:p text:style-name="P2"><text:span text:style-name="T2">Nome</text:span><text:span text:style-name="T3">: Ingrid Yara Alves dos Santos </text:span><text:span text:style-name="T2">Turma: Informática 1° </text:span></text:p>
      <text:p text:style-name="P3"><text:span text:style-name="T4">(1) Esteja certo da qualidade do nosso trabalho. . Passamos os últimos três meses trabalhando </text:span></text:p>
      <text:p text:style-name="P5"><text:span text:style-name="T4">sem descanso nele. </text:span></text:p>
      <text:p text:style-name="P6"><text:span text:style-name="T4">P1: Passamos os últimos três meses trabalhando. </text:span></text:p>
      <text:p text:style-name="P7"><text:span text:style-name="T4">P2: Não descansamos durante esses três meses. </text:span></text:p>
      <text:p text:style-name="P8"><text:span text:style-name="T4">C: Esteja certo da qualidade do nosso trabalho. </text:span></text:p>
      <text:p text:style-name="P10"><text:span text:style-name="T4">(2) É um absurdo que o presidente seja a favor de aumentar a idade da aposentadoria, já que ele </text:span></text:p>
      <text:p text:style-name="P12"><text:span text:style-name="T4">próprio se aposentou com 33 anos. </text:span></text:p>
      <text:p text:style-name="P13"><text:span text:style-name="T4">P1: O presidente se aposentou aos 33 anos. </text:span></text:p>
      <text:p text:style-name="P14"><text:span text:style-name="T4">P2: O presidente é a favor de aumentar a idade da aposentadoria. </text:span></text:p>
      <text:p text:style-name="P15"><text:span text:style-name="T4">C: É um absurdo que o presidente seja a favor de aumentar a idade de aposentadoria, sendo que </text:span></text:p>
      <text:p text:style-name="P18"><text:span text:style-name="T4">ele mesmo se aposentou aos 33 anos. </text:span></text:p>
      <text:p text:style-name="P10"><text:span text:style-name="T4">(3) É ridículo que reclamem da contenção de gastos, o economista John Kenneth Galbraith em </text:span></text:p>
      <text:p text:style-name="P19"><text:span text:style-name="T4">pessoa defende que uma apertada política econômica é a melhor cura para a recessão. </text:span></text:p>
      <text:p text:style-name="P20"><text:span text:style-name="T4">P1: A apertada econômica é a melhor solução para a recessão. </text:span></text:p>
      <text:p text:style-name="P16"><text:span text:style-name="T4">P2: O economista John Kenneth Galbraith em pessoa defende que uma apertada política </text:span></text:p>
      <text:p text:style-name="P21"><text:span text:style-name="T4">econômica é a melhor cura para a recessão. </text:span></text:p>
      <text:p text:style-name="P22"><text:span text:style-name="T4">C: É ridículo que reclamem da contenção de gastos. </text:span></text:p>
      <text:p text:style-name="P11"><text:span text:style-name="T4">(4) Se não reformar a previdência, vai ter a inflação, o que será muito ruim para o Brasil. </text:span></text:p>
      <text:p text:style-name="P23"><text:span text:style-name="T4">Portanto, a reforma da previdência proposta pelo governo tem que passar! </text:span></text:p>
      <text:p text:style-name="P24"><text:span text:style-name="T4">P1: Se não reformar a previdência vai ter inflação. </text:span></text:p>
      <text:p text:style-name="P25"><text:span text:style-name="T4">P2: A inflação seria muito ruim para o Brasil. </text:span></text:p>
      <text:p text:style-name="P26"><text:span text:style-name="T4">C: A reforma da previdência proposta pelo o governo tem que passar. </text:span></text:p>
      <text:p text:style-name="P17"><text:span text:style-name="T4">(5) Se Sócrates tivesse nascido em Estagira, seria grego; Sócrates era grego; logo, Sócrates </text:span></text:p>
      <text:p text:style-name="P27"><text:soft-page-break/><text:span text:style-name="T4">nasceu em Estagira. </text:span></text:p>
      <text:p text:style-name="P28"><text:span text:style-name="T4">P1: Se Sócrates tivesse nascido em Estagira, seria grego. </text:span></text:p>
      <text:p text:style-name="P29"><text:span text:style-name="T4">P2: Sócrates era grego. </text:span></text:p>
      <text:p text:style-name="P30"><text:span text:style-name="T4">C: Sócrates nasceu em Estagira. </text:span></text:p>
      <text:p text:style-name="P4"><text:span text:style-name="T4">(6) Já que a teoria da evolução diz que o homem veio do macaco, por que não vemos os macacos </text:span></text:p>
      <text:p text:style-name="P31"><text:span text:style-name="T4">evoluindo para homens hoje? </text:span></text:p>
      <text:p text:style-name="P9"><text:span text:style-name="T4">P1: A teoria diz que o homem veio do macaco. </text:span></text:p>
      <text:p text:style-name="P32"><text:span text:style-name="T4">P2: Não vemos macacos evoluindo para homens. </text:span></text:p>
      <text:p text:style-name="P33"><text:span text:style-name="T4">C: A teoria não é válida. </text:span></text:p>
      <text:p text:style-name="P10"><text:span text:style-name="T4">(7) Você percebe que o ateísmo é pernicioso quando observa o quanto ele torna as pessoas </text:span></text:p>
      <text:p text:style-name="P34"><text:span text:style-name="T4">perniciosas. </text:span></text:p>
      <text:p text:style-name="P35"><text:span text:style-name="T4">P1: O ateísmo é pernicioso porque ele torna as pessoas perniciosas. </text:span></text:p>
      <text:p text:style-name="P36"><text:span text:style-name="T4">P2: O ateísmo torna as pessoas perniciosas </text:span></text:p>
      <text:p text:style-name="P37"><text:span text:style-name="T4">C: O ateísmo é pernicioso </text:span></text:p>
      <text:p text:style-name="P38"><text:span text:style-name="T4">(8) O coronavírus não mata tanto. Os números estão sendo manipulados pela mídia. </text:span></text:p>
      <text:p text:style-name="P39"><text:span text:style-name="T4">P1: O corona vírus não mata tanto. </text:span></text:p>
      <text:p text:style-name="P40"><text:span text:style-name="T4">P2: A mídia divulga dados exagerados sobre as mortes por corona vírus </text:span></text:p>
      <text:p text:style-name="P41"><text:span text:style-name="T4">C: O corona vírus mata, mas não tanto quanto a mídia fala </text:span></text:p>
      <text:p text:style-name="P4"><text:span text:style-name="T4">(9) Se Deus fosse bom, onipotente e onisciente, o mal não existiria. Supondo que você não seja </text:span></text:p>
      <text:p text:style-name="P42"><text:span text:style-name="T4">cego, é evidente que o mal existe, Logo, está claro que é Deus que não existe. </text:span></text:p>
      <text:p text:style-name="P43"><text:span text:style-name="T4">P1: Se Deus fosse bom, onipotente e onisciente, o mal não existiria. </text:span></text:p>
      <text:p text:style-name="P44"><text:span text:style-name="T4">P2: Supondo que você não seja cego, é evidente que o mal existe. </text:span></text:p>
      <text:p text:style-name="P45"><text:span text:style-name="T4">C: Está claro que é Deus que não existe. </text:span></text:p>
      <text:p text:style-name="P4"><text:span text:style-name="T4">(10) Os egípcios acreditavam em vida após a morte. Prova disso é a presença constante desse </text:span></text:p>
      <text:p text:style-name="P41"><text:span text:style-name="T4">tema nos escritos egípcios encontrados pelos arqueólogos. </text:span></text:p>
      <text:p text:style-name="P46"><text:span text:style-name="T4">P1: Os egípcios escreveram sobre a vida após a morte </text:span></text:p>
      <text:p text:style-name="P15"><text:soft-page-break/><text:span text:style-name="T4">P2: Prova disso é a presença constante desse tema nos escritos egípcios encontrados pelos </text:span></text:p>
      <text:p text:style-name="P47"><text:span text:style-name="T4">arqueólogos. </text:span></text:p>
      <text:p text:style-name="P48"><text:span text:style-name="T4">C: Os egípcios acreditavam em vida após a mort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4" meta:word-count="543" meta:character-count="3117" meta:non-whitespace-character-count="2574"/>
    <meta:generator>LibreOfficeDev/6.0.5.2$Linux_X86_64 LibreOffice_project/</meta:generator>
  </office:meta>
</office:document-meta>
</file>